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P15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8" style:family="paragraph" style:parent-style-name="Standard" style:list-style-name="L1">
      <style:text-properties fo:font-size="12pt" fo:font-style="italic" fo:font-weight="bold" style:font-size-asian="12pt" style:font-style-asian="italic" style:font-weight-asian="bold" style:font-size-complex="13pt" style:font-style-complex="italic"/>
    </style:style>
    <style:style style:name="P19" style:family="paragraph" style:parent-style-name="Standard">
      <style:text-properties fo:font-size="12pt" fo:font-weight="bold" style:font-size-asian="12pt" style:font-weight-asian="bold"/>
    </style:style>
    <style:style style:name="P20" style:family="paragraph" style:parent-style-name="Standard" style:list-style-name="L1"/>
    <style:style style:name="P21" style:family="paragraph" style:parent-style-name="Standard">
      <style:text-properties fo:font-size="13pt" fo:font-weight="bold" style:font-size-asian="13pt" style:font-weight-asian="bold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3" style:family="paragraph" style:parent-style-name="Standard">
      <style:paragraph-properties fo:text-align="center" style:justify-single-word="false"/>
    </style:style>
    <style:style style:name="T1" style:family="text">
      <style:text-properties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TERNET TECHNOLOGIES</text:p>
      <text:p text:style-name="P2"/>
      <text:p text:style-name="P2"/>
      <text:p text:style-name="P23"><text:span text:style-name="T8">CUSTOM TAG LIBRARY</text:span></text:p>
      <text:p text:style-name="P2"/>
      <text:p text:style-name="P13">Let the name of the application be “student”. </text:p>
      <text:p text:style-name="P13"/>
      <text:p text:style-name="P13">Step1: Create a student folder in C: drive. </text:p>
      <text:p text:style-name="P13"/>
      <text:p text:style-name="P13">Step 2: Create subdirectories: src, jsp, WEB-INF.</text:p>
      <text:p text:style-name="P13"/>
      <text:p text:style-name="P13">Step 3: Create subdirectories in WEB-INF: classes, lib, tlds. </text:p>
      <text:p text:style-name="P13"/>
      <text:p text:style-name="P13">Step 4: Create HelloTag.java (Save this file in src folder)</text:p>
      <text:p text:style-name="P13"/>
      <text:p text:style-name="P5">HelloTag.java</text:p>
      <text:p text:style-name="P5"/>
      <text:p text:style-name="Standard">package com.it.tags;</text:p>
      <text:p text:style-name="Standard"/>
      <text:p text:style-name="Standard">import java.io.*;</text:p>
      <text:p text:style-name="Standard">import javax.servlet.jsp.*;</text:p>
      <text:p text:style-name="Standard">import javax.servlet.jsp.tagext.*;</text:p>
      <text:p text:style-name="Standard"/>
      <text:p text:style-name="Standard">public class HelloTag extends SimpleTagSupport</text:p>
      <text:p text:style-name="Standard">{</text:p>
      <text:p text:style-name="Standard">private String name;</text:p>
      <text:p text:style-name="Standard">public void setName(String n)</text:p>
      <text:p text:style-name="Standard">{</text:p>
      <text:p text:style-name="Standard">name = n;</text:p>
      <text:p text:style-name="Standard">}</text:p>
      <text:p text:style-name="Standard">public String getName()</text:p>
      <text:p text:style-name="Standard">{</text:p>
      <text:p text:style-name="Standard">return name;</text:p>
      <text:p text:style-name="Standard">}</text:p>
      <text:p text:style-name="Standard">public void doTag() throws IOException</text:p>
      <text:p text:style-name="Standard">{</text:p>
      <text:p text:style-name="Standard">JspWriter out = getJspContext().getOut();</text:p>
      <text:p text:style-name="Standard">out.println("Helloo " + name);</text:p>
      <text:p text:style-name="Standard">}</text:p>
      <text:p text:style-name="Standard">}</text:p>
      <text:p text:style-name="Standard"/>
      <text:p text:style-name="P13">Step 5: Compiling HelloTag.java</text:p>
      <text:p text:style-name="P13"/>
      <text:p text:style-name="P11"><text:span text:style-name="T5">C:\student\src&gt;javac -d C:\student\WEB-INF\classes -cp </text:span><text:a xlink:type="simple" xlink:href="file:///C:/apache-tomcat-"><text:span text:style-name="T5">C:\apache-tomcat-</text:span></text:a><text:span text:style-name="T5">8.5.23\lib\* <text:s/>HelloTag.java</text:span></text:p>
      <text:p text:style-name="P13"><text:s text:c="3"/></text:p>
      <text:p text:style-name="P13">[<text:span text:style-name="T4">Ensure that the file </text:span><text:span text:style-name="T2">HelloTag.class</text:span><text:span text:style-name="T4"> is copied to <text:s/></text:span><text:span text:style-name="T2">C:\student\WEB-INF\classes\com\it.\ags</text:span>]</text:p>
      <text:p text:style-name="P13"><text:soft-page-break/></text:p>
      <text:p text:style-name="P13"/>
      <text:p text:style-name="P13">Step 6: Create <text:s/>ittaglib.tld. <text:s/>(Save this file in tlds folder)</text:p>
      <text:p text:style-name="P13"/>
      <text:p text:style-name="P10">ittaglib.tld</text:p>
      <text:p text:style-name="P10"/>
      <text:p text:style-name="Standard">&lt;taglib&gt;</text:p>
      <text:p text:style-name="Standard">&lt;tlib-version&gt;1.0&lt;/tlib-version&gt;</text:p>
      <text:p text:style-name="Standard">&lt;jsp-version&gt;2.0&lt;/jsp-version&gt;</text:p>
      <text:p text:style-name="Standard">&lt;uri&gt;ittaglib&lt;/uri&gt;</text:p>
      <text:p text:style-name="Standard"/>
      <text:p text:style-name="Standard">&lt;tag&gt;</text:p>
      <text:p text:style-name="Standard"><text:tab/>&lt;name&gt;hello&lt;/name&gt;</text:p>
      <text:p text:style-name="Standard"><text:tab/>&lt;tag-class&gt;com.it.tags.HelloTag&lt;/tag-class&gt;</text:p>
      <text:p text:style-name="Standard"><text:tab/>&lt;body-content&gt;empty&lt;/body-content&gt;</text:p>
      <text:p text:style-name="Standard"><text:tab/>&lt;attribute&gt;</text:p>
      <text:p text:style-name="Standard"><text:tab/><text:tab/>&lt;name&gt;name&lt;/name&gt;</text:p>
      <text:p text:style-name="Standard"><text:tab/>&lt;/attribute&gt;</text:p>
      <text:p text:style-name="Standard">&lt;/tag&gt;</text:p>
      <text:p text:style-name="Standard">&lt;/taglib&gt;</text:p>
      <text:p text:style-name="Standard"/>
      <text:p text:style-name="Standard"/>
      <text:p text:style-name="P12">Step 7: Create test.jsp. <text:span text:style-name="T1"><text:s/>(Save this file in jsp folder)</text:span> </text:p>
      <text:p text:style-name="P12"/>
      <text:p text:style-name="P9">test.jsp</text:p>
      <text:p text:style-name="P9"/>
      <text:p text:style-name="Standard">&lt;%@ taglib uri="ittaglib" prefix ="it" %&gt;</text:p>
      <text:p text:style-name="Standard">&lt;html&gt;</text:p>
      <text:p text:style-name="Standard">&lt;head&gt;</text:p>
      <text:p text:style-name="Standard">&lt;title&gt;JSP Page&lt;/title&gt;</text:p>
      <text:p text:style-name="Standard">&lt;/head&gt;</text:p>
      <text:p text:style-name="Standard">&lt;body&gt;</text:p>
      <text:p text:style-name="Standard">&lt;center&gt;</text:p>
      <text:p text:style-name="Standard">&lt;br&gt;&lt;br&gt;&lt;br&gt;</text:p>
      <text:p text:style-name="Standard">&lt;it:hello name ="TOM"/&gt;</text:p>
      <text:p text:style-name="Standard">&lt;/center&gt;</text:p>
      <text:p text:style-name="Standard">&lt;/body&gt;</text:p>
      <text:p text:style-name="Standard">&lt;/html&gt;</text:p>
      <text:p text:style-name="Standard"/>
      <text:p text:style-name="Standard"/>
      <text:p text:style-name="P13">Step 8: Create a WAR</text:p>
      <text:p text:style-name="P15">C:\student&gt;jar -cvf student.war *</text:p>
      <text:p text:style-name="P13"/>
      <text:p text:style-name="P13">Step 9: Copy the WAR file to Tomcat.</text:p>
      <text:p text:style-name="P15">C:\student&gt;copy <text:s/>student.war C:\apache-tomcat-8.5.23\webapps</text:p>
      <text:p text:style-name="P16"/>
      <text:p text:style-name="P13">Step 10: Start the Tomcat</text:p>
      <text:p text:style-name="P15">C:\apache-tomcat-8.5.23\bin&gt;startup</text:p>
      <text:p text:style-name="P1"><text:soft-page-break/></text:p>
      <text:p text:style-name="P12">Step 11: Test your application/program. Open browser and type <text:a xlink:type="simple" xlink:href="http://localhost:8080/beanexample/jsp/login.html"><text:span text:style-name="T2">http://localhost:8080/</text:span></text:a><text:a xlink:type="simple" xlink:href="http://localhost:8080/beanexample/jsp/login.html"><text:span text:style-name="T3">student</text:span></text:a><text:a xlink:type="simple" xlink:href="http://localhost:8080/beanexample/jsp/login.html"><text:span text:style-name="T2">/jsp/</text:span></text:a><text:span text:style-name="T2">test.jsp</text:span></text:p>
      <text:p text:style-name="P19"/>
      <text:p text:style-name="P12"/>
      <text:p text:style-name="P12"/>
      <text:p text:style-name="P12"/>
      <text:p text:style-name="P3">USING BEAN CLASS IN JSP </text:p>
      <text:p text:style-name="P12"/>
      <text:p text:style-name="P12"/>
      <text:p text:style-name="P12">Let the name of the application be “beanexample”. </text:p>
      <text:p text:style-name="P12"/>
      <text:p text:style-name="P12">Step 1: Create a beanexample folder in C: drive. </text:p>
      <text:p text:style-name="P12"/>
      <text:p text:style-name="P12">Step 2: Create subdirectories: src, jsp, WEB-INF.</text:p>
      <text:p text:style-name="P12"/>
      <text:p text:style-name="P12">Step 3: Create subdirectories in WEB-INF: classes, lib.</text:p>
      <text:p text:style-name="P12"/>
      <text:p text:style-name="P12">Step 4: Create <text:span text:style-name="T1">UserBean.java</text:span>(Save this file in src folder)</text:p>
      <text:p text:style-name="P12"/>
      <text:p text:style-name="P4"/>
      <text:p text:style-name="P9">UserBean.java</text:p>
      <text:p text:style-name="P9"/>
      <text:p text:style-name="P6">package P;</text:p>
      <text:p text:style-name="P6">import java.io.*;</text:p>
      <text:p text:style-name="P6">public class UserBean implements Serializable</text:p>
      <text:p text:style-name="P6">{</text:p>
      <text:p text:style-name="P6"><text:tab/>private String name,DOB,email,gender;</text:p>
      <text:p text:style-name="P6"><text:tab/>public UserBean()</text:p>
      <text:p text:style-name="P6"><text:tab/>{}</text:p>
      <text:p text:style-name="P6"><text:tab/>public void setName(String n)</text:p>
      <text:p text:style-name="P6"><text:tab/>{</text:p>
      <text:p text:style-name="P6"><text:tab/><text:tab/>name=n;</text:p>
      <text:p text:style-name="P6"><text:tab/>}</text:p>
      <text:p text:style-name="P6"><text:tab/>public String getName()</text:p>
      <text:p text:style-name="P6"><text:tab/>{</text:p>
      <text:p text:style-name="P6"><text:tab/><text:tab/>return name;</text:p>
      <text:p text:style-name="P6"><text:tab/>}</text:p>
      <text:p text:style-name="P6"><text:tab/>public void setBirthDate(String dob)</text:p>
      <text:p text:style-name="P6"><text:tab/>{</text:p>
      <text:p text:style-name="P6"><text:tab/><text:tab/>DOB=dob;</text:p>
      <text:p text:style-name="P6"><text:tab/>}</text:p>
      <text:p text:style-name="P6"><text:tab/>public String getBirthDate()</text:p>
      <text:p text:style-name="P6"><text:tab/>{</text:p>
      <text:p text:style-name="P6"><text:tab/><text:tab/>return DOB;</text:p>
      <text:p text:style-name="P6"><text:tab/>}</text:p>
      <text:p text:style-name="P6"><text:tab/>public void setEmail(String e)</text:p>
      <text:p text:style-name="P6"><text:soft-page-break/><text:tab/>{</text:p>
      <text:p text:style-name="P6"><text:tab/><text:tab/>email=e;</text:p>
      <text:p text:style-name="P6"><text:tab/>}</text:p>
      <text:p text:style-name="P6"><text:tab/>public String getEmail()</text:p>
      <text:p text:style-name="P6"><text:tab/>{</text:p>
      <text:p text:style-name="P6"><text:tab/><text:tab/>return email;</text:p>
      <text:p text:style-name="P6"><text:tab/>}</text:p>
      <text:p text:style-name="P6"><text:tab/>public void setGender(String g)</text:p>
      <text:p text:style-name="P6"><text:tab/>{</text:p>
      <text:p text:style-name="P6"><text:tab/><text:tab/>gender=g;</text:p>
      <text:p text:style-name="P6"><text:tab/>}</text:p>
      <text:p text:style-name="P6"><text:tab/>public String getGender()</text:p>
      <text:p text:style-name="P6"><text:tab/>{</text:p>
      <text:p text:style-name="P6"><text:tab/><text:tab/>return gender;</text:p>
      <text:p text:style-name="P6"><text:tab/>}</text:p>
      <text:p text:style-name="P4">}<text:tab/></text:p>
      <text:p text:style-name="P1"/>
      <text:p text:style-name="P13">Step 5: Compiling UserBean.java</text:p>
      <text:p text:style-name="P13"/>
      <text:p text:style-name="P11"><text:span text:style-name="T5">C:\beanexample\src&gt;javac -d C:\beanexample\WEB-INF\classes -cp </text:span><text:a xlink:type="simple" xlink:href="file:///C:/apache-tomcat-"><text:span text:style-name="T5">C:\apache-tomcat-</text:span></text:a><text:span text:style-name="T5">8.5.23\lib\* <text:s/>UserBean.java</text:span></text:p>
      <text:p text:style-name="P13"><text:s text:c="3"/></text:p>
      <text:p text:style-name="P13">[<text:span text:style-name="T4">Ensure that the file </text:span><text:span text:style-name="T2">UserBean.class</text:span><text:span text:style-name="T4"> is copied to <text:s/></text:span><text:span text:style-name="T2">C:\beanexample\WEB-INF\classes\P</text:span>]</text:p>
      <text:p text:style-name="P13"/>
      <text:p text:style-name="P13"/>
      <text:p text:style-name="P13">Step 6: Create login.html. <text:s/>Save it in <text:s/>C:\beanexample\src </text:p>
      <text:p text:style-name="P12"/>
      <text:p text:style-name="P10">login.html</text:p>
      <text:p text:style-name="P10"/>
      <text:p text:style-name="P7">&lt;form action = "capture.jsp" method = "POST"&gt;</text:p>
      <text:p text:style-name="P7">Name: &lt;input type = "text" name = "name"/&gt;</text:p>
      <text:p text:style-name="P7">Birth Date: &lt;input type = "text" name = "dob"/&gt;</text:p>
      <text:p text:style-name="P7">Email Id: &lt;input type = "text" name = "email"/&gt;</text:p>
      <text:p text:style-name="P7">Gender: &lt;input type = "radio" name = "gender"</text:p>
      <text:p text:style-name="P7"><text:tab/><text:tab/>value="Male" checked/&gt; Male</text:p>
      <text:p text:style-name="P7"><text:tab/><text:tab/>&lt;input type = "radio" name = "gender"</text:p>
      <text:p text:style-name="P7"><text:tab/><text:tab/>value="Female" checked/&gt; Female</text:p>
      <text:p text:style-name="P7"><text:tab/><text:tab/>&lt;input type="submit" value="sendData"/&gt;</text:p>
      <text:p text:style-name="P7">&lt;/form&gt;</text:p>
      <text:p text:style-name="P1"/>
      <text:p text:style-name="P1"/>
      <text:p text:style-name="P13">Step 7: Create Capture.jsp. Save it in <text:s/>C:\beanexample\src</text:p>
      <text:p text:style-name="P13"/>
      <text:p text:style-name="P10">Capture.jsp.</text:p>
      <text:p text:style-name="P10"/>
      <text:p text:style-name="P6">&lt;%@taglib prefix="c" uri="http://java.sun.com/jsp/jstl/core"%&gt;</text:p>
      <text:p text:style-name="P6">&lt;html&gt;</text:p>
      <text:p text:style-name="P6"><text:soft-page-break/><text:tab/>&lt;body&gt;</text:p>
      <text:p text:style-name="P6"><text:tab/><text:tab/>&lt;jsp:useBean id="b1" class="P.UserBean"&gt;</text:p>
      <text:p text:style-name="P6"><text:tab/><text:tab/>&lt;/jsp:useBean&gt;</text:p>
      <text:p text:style-name="P6"><text:tab/>you entered:</text:p>
      <text:p text:style-name="P6"><text:tab/><text:tab/>NAME: &lt;c:out value="${param.name}"/&gt;&lt;br&gt;</text:p>
      <text:p text:style-name="P6"><text:tab/><text:tab/>BIRTH DATE: &lt;c:out value="${param.dob}"/&gt;&lt;br&gt;</text:p>
      <text:p text:style-name="P6"><text:tab/><text:tab/>EMAIL ID: &lt;c:out value="${param.email}"/&gt;&lt;br&gt;</text:p>
      <text:p text:style-name="P6"><text:tab/><text:tab/>GENDER: &lt;c:out value="${param.gender}"/&gt;&lt;br&gt;<text:tab/></text:p>
      <text:p text:style-name="P6"><text:tab/>&lt;/body&gt;</text:p>
      <text:p text:style-name="P6">&lt;/html&gt;</text:p>
      <text:p text:style-name="P1"><text:s/></text:p>
      <text:p text:style-name="P13">Step 8: Create a WAR</text:p>
      <text:p text:style-name="P15">C:\beanexample&gt;jar -cvf beanexample.war *</text:p>
      <text:p text:style-name="P13"/>
      <text:p text:style-name="P13">Step 9: Copy the WAR file to Tomcat.</text:p>
      <text:p text:style-name="P15">C:\beanexample&gt;copy <text:s/>beanexample.war C:\apache-tomcat-8.5.23\webapps</text:p>
      <text:p text:style-name="P16"/>
      <text:p text:style-name="P13">Step 10: Start the Tomcat</text:p>
      <text:p text:style-name="P15">C:\apache-tomcat-8.5.23\bin&gt;startup</text:p>
      <text:p text:style-name="P1"/>
      <text:p text:style-name="P12">Step 11: Test your application/program. Open browser and type </text:p>
      <text:p text:style-name="P14"><text:a xlink:type="simple" xlink:href="http://localhost:8080/beanexample/jsp/login.html">http://localhost:8080/beanexample/jsp/login.html</text:a></text:p>
      <text:p text:style-name="P14"/>
      <text:p text:style-name="P14"/>
      <text:p text:style-name="P14"/>
      <text:p text:style-name="P14"/>
      <text:p text:style-name="P14"/>
      <text:p text:style-name="P14"/>
      <text:p text:style-name="P8">NOTE:</text:p>
      <text:list xml:id="list2431022301858176779" text:style-name="L1">
        <text:list-item>
          <text:p text:style-name="P20"><text:span text:style-name="T6">jsp : </text:span><text:span text:style-name="T7">contains all jsp files</text:span></text:p>
        </text:list-item>
        <text:list-item>
          <text:p text:style-name="P20"><text:span text:style-name="T6">lib : </text:span><text:span text:style-name="T7">contains all jar files</text:span></text:p>
        </text:list-item>
        <text:list-item>
          <text:p text:style-name="P20"><text:span text:style-name="T6">tlds : </text:span><text:span text:style-name="T7">contains tag library descriptor files</text:span></text:p>
        </text:list-item>
        <text:list-item>
          <text:p text:style-name="P20"><text:span text:style-name="T6">classes : </text:span><text:span text:style-name="T7">contains all .class files</text:span></text:p>
        </text:list-item>
        <text:list-item>
          <text:p text:style-name="P18">src : contains all java files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43:29.59</meta:creation-date>
    <dc:date>2017-11-09T16:39:27.67</dc:date>
    <meta:editing-duration>PT1H58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5" meta:paragraph-count="161" meta:word-count="523" meta:character-count="4138"/>
  </office:meta>
</office:document-meta>
</file>